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0598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2323dc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403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404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405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406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407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408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409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410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411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412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413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414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415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416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417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418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19cm" svg:stroke-color="#c0598e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2" style:family="text"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185cm" svg:height="1.185cm" svg:x="10.792cm" svg:y="14.118cm" svg:viewBox="0 0 1186 1186" draw:points="0,0 1186,0 1171,1186">
            <text:p/>
          </draw:polygon>
          <draw:polygon draw:style-name="gr1" draw:text-style-name="P1" draw:layer="layout" svg:width="0.804cm" svg:height="1.185cm" svg:x="9.987cm" svg:y="14.913cm" svg:viewBox="0 0 805 1186" draw:points="0,0 5,1186 805,1181">
            <text:p/>
          </draw:polygon>
          <draw:frame draw:style-name="gr2" draw:text-style-name="P3" draw:layer="layout" svg:width="0.359cm" svg:height="0.38cm" svg:x="9.641cm" svg:y="14.14cm">
            <draw:text-box>
              <text:p text:style-name="P2"><text:span text:style-name="T1">d</text:span></text:p>
            </draw:text-box>
          </draw:frame>
          <draw:frame draw:style-name="gr3" draw:text-style-name="P4" draw:layer="layout" svg:width="0.317cm" svg:height="0.38cm" svg:x="9.705cm" svg:y="14.622cm">
            <draw:text-box>
              <text:p text:style-name="P2"><text:span text:style-name="T2">A</text:span></text:p>
            </draw:text-box>
          </draw:frame>
          <draw:frame draw:style-name="gr3" draw:text-style-name="P4" draw:layer="layout" svg:width="0.317cm" svg:height="0.38cm" svg:x="9.763cm" svg:y="16.171cm">
            <draw:text-box>
              <text:p text:style-name="P2"><text:span text:style-name="T2">B</text:span></text:p>
            </draw:text-box>
          </draw:frame>
          <draw:line draw:style-name="gr4" draw:text-style-name="P5" draw:layer="layout" svg:x1="9.599cm" svg:y1="13.724cm" svg:x2="9.599cm" svg:y2="16.493cm">
            <text:p/>
          </draw:line>
          <draw:line draw:style-name="gr5" draw:text-style-name="P5" draw:layer="layout" svg:x1="9.994cm" svg:y1="13.724cm" svg:x2="9.994cm" svg:y2="16.493cm">
            <text:p/>
          </draw:line>
          <draw:line draw:style-name="gr6" draw:text-style-name="P5" draw:layer="layout" svg:x1="10.39cm" svg:y1="13.724cm" svg:x2="10.39cm" svg:y2="16.493cm">
            <text:p/>
          </draw:line>
          <draw:line draw:style-name="gr7" draw:text-style-name="P5" draw:layer="layout" svg:x1="10.785cm" svg:y1="13.724cm" svg:x2="10.785cm" svg:y2="16.493cm">
            <text:p/>
          </draw:line>
          <draw:line draw:style-name="gr8" draw:text-style-name="P5" draw:layer="layout" svg:x1="11.181cm" svg:y1="13.724cm" svg:x2="11.181cm" svg:y2="16.493cm">
            <text:p/>
          </draw:line>
          <draw:line draw:style-name="gr9" draw:text-style-name="P5" draw:layer="layout" svg:x1="11.576cm" svg:y1="13.724cm" svg:x2="11.576cm" svg:y2="16.493cm">
            <text:p/>
          </draw:line>
          <draw:line draw:style-name="gr10" draw:text-style-name="P5" draw:layer="layout" svg:x1="11.972cm" svg:y1="13.724cm" svg:x2="11.972cm" svg:y2="16.493cm">
            <text:p/>
          </draw:line>
          <draw:line draw:style-name="gr11" draw:text-style-name="P5" draw:layer="layout" svg:x1="12.368cm" svg:y1="13.724cm" svg:x2="12.368cm" svg:y2="16.493cm">
            <text:p/>
          </draw:line>
          <draw:line draw:style-name="gr12" draw:text-style-name="P5" draw:layer="layout" svg:x1="9.599cm" svg:y1="13.724cm" svg:x2="12.368cm" svg:y2="13.724cm">
            <text:p/>
          </draw:line>
          <draw:line draw:style-name="gr13" draw:text-style-name="P5" draw:layer="layout" svg:x1="9.599cm" svg:y1="14.119cm" svg:x2="12.368cm" svg:y2="14.119cm">
            <text:p/>
          </draw:line>
          <draw:line draw:style-name="gr14" draw:text-style-name="P5" draw:layer="layout" svg:x1="9.599cm" svg:y1="14.515cm" svg:x2="12.368cm" svg:y2="14.515cm">
            <text:p/>
          </draw:line>
          <draw:line draw:style-name="gr15" draw:text-style-name="P5" draw:layer="layout" svg:x1="9.599cm" svg:y1="14.91cm" svg:x2="12.368cm" svg:y2="14.91cm">
            <text:p/>
          </draw:line>
          <draw:line draw:style-name="gr16" draw:text-style-name="P5" draw:layer="layout" svg:x1="9.599cm" svg:y1="15.306cm" svg:x2="12.368cm" svg:y2="15.306cm">
            <text:p/>
          </draw:line>
          <draw:line draw:style-name="gr17" draw:text-style-name="P5" draw:layer="layout" svg:x1="9.599cm" svg:y1="15.701cm" svg:x2="12.368cm" svg:y2="15.701cm">
            <text:p/>
          </draw:line>
          <draw:line draw:style-name="gr18" draw:text-style-name="P5" draw:layer="layout" svg:x1="9.599cm" svg:y1="16.097cm" svg:x2="12.368cm" svg:y2="16.097cm">
            <text:p/>
          </draw:line>
          <draw:line draw:style-name="gr19" draw:text-style-name="P5" draw:layer="layout" svg:x1="9.599cm" svg:y1="16.493cm" svg:x2="12.368cm" svg:y2="16.493cm">
            <text:p/>
          </draw:line>
          <draw:line draw:style-name="gr20" draw:text-style-name="P5" draw:layer="layout" svg:x1="9.599cm" svg:y1="16.493cm" svg:x2="9.679cm" svg:y2="16.493cm">
            <text:p/>
          </draw:line>
          <draw:line draw:style-name="gr21" draw:text-style-name="P6" draw:layer="layout" svg:x1="9.599cm" svg:y1="13.724cm" svg:x2="12.362cm" svg:y2="16.487cm">
            <text:p/>
          </draw:line>
          <draw:line draw:style-name="gr22" draw:text-style-name="P6" draw:layer="layout" svg:x1="9.994cm" svg:y1="14.908cm" svg:x2="9.994cm" svg:y2="16.092cm">
            <text:p/>
          </draw:line>
          <draw:line draw:style-name="gr22" draw:text-style-name="P6" draw:layer="layout" svg:x1="10.783cm" svg:y1="16.092cm" svg:x2="9.994cm" svg:y2="16.092cm">
            <text:p/>
          </draw:line>
          <draw:line draw:style-name="gr22" draw:text-style-name="P6" draw:layer="layout" svg:x1="9.994cm" svg:y1="14.908cm" svg:x2="10.783cm" svg:y2="16.092cm">
            <text:p/>
          </draw:line>
          <draw:line draw:style-name="gr22" draw:text-style-name="P6" draw:layer="layout" svg:x1="10.783cm" svg:y1="14.119cm" svg:x2="11.967cm" svg:y2="14.119cm">
            <text:p/>
          </draw:line>
          <draw:line draw:style-name="gr22" draw:text-style-name="P6" draw:layer="layout" svg:x1="11.967cm" svg:y1="15.303cm" svg:x2="11.967cm" svg:y2="14.119cm">
            <text:p/>
          </draw:line>
          <draw:line draw:style-name="gr22" draw:text-style-name="P6" draw:layer="layout" svg:x1="10.783cm" svg:y1="14.119cm" svg:x2="11.967cm" svg:y2="15.303cm">
            <text:p/>
          </draw:line>
          <draw:frame draw:style-name="gr3" draw:text-style-name="P4" draw:layer="layout" svg:width="0.315cm" svg:height="0.38cm" svg:x="10.869cm" svg:y="16.171cm">
            <draw:text-box>
              <text:p text:style-name="P2"><text:span text:style-name="T2">C</text:span></text:p>
            </draw:text-box>
          </draw:frame>
          <draw:frame draw:style-name="gr3" draw:text-style-name="P4" draw:layer="layout" svg:width="0.317cm" svg:height="0.38cm" svg:x="10.553cm" svg:y="13.802cm">
            <draw:text-box>
              <text:p text:style-name="P2"><text:span text:style-name="T2">K</text:span></text:p>
            </draw:text-box>
          </draw:frame>
          <draw:frame draw:style-name="gr3" draw:text-style-name="P4" draw:layer="layout" svg:width="0.318cm" svg:height="0.38cm" svg:x="12.019cm" svg:y="15.301cm">
            <draw:text-box>
              <text:p text:style-name="P2"><text:span text:style-name="T2">M</text:span></text:p>
            </draw:text-box>
          </draw:frame>
          <draw:frame draw:style-name="gr3" draw:text-style-name="P4" draw:layer="layout" svg:width="0.309cm" svg:height="0.38cm" svg:x="12.053cm" svg:y="13.802cm">
            <draw:text-box>
              <text:p text:style-name="P2"><text:span text:style-name="T2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03" draw:display-name="Dashed (var) 6403" draw:style="round" draw:dots1="1" draw:dots1-length="0.002cm" draw:dots2="2" draw:distance="0.013cm"/>
    <draw:stroke-dash draw:name="Dashed_20__28_var_29__20_6404" draw:display-name="Dashed (var) 6404" draw:style="round" draw:dots1="1" draw:dots1-length="0.002cm" draw:dots2="2" draw:distance="0.013cm"/>
    <draw:stroke-dash draw:name="Dashed_20__28_var_29__20_6405" draw:display-name="Dashed (var) 6405" draw:style="round" draw:dots1="1" draw:dots1-length="0.002cm" draw:dots2="2" draw:distance="0.013cm"/>
    <draw:stroke-dash draw:name="Dashed_20__28_var_29__20_6406" draw:display-name="Dashed (var) 6406" draw:style="round" draw:dots1="1" draw:dots1-length="0.002cm" draw:dots2="2" draw:distance="0.013cm"/>
    <draw:stroke-dash draw:name="Dashed_20__28_var_29__20_6407" draw:display-name="Dashed (var) 6407" draw:style="round" draw:dots1="1" draw:dots1-length="0.002cm" draw:dots2="2" draw:distance="0.013cm"/>
    <draw:stroke-dash draw:name="Dashed_20__28_var_29__20_6408" draw:display-name="Dashed (var) 6408" draw:style="round" draw:dots1="1" draw:dots1-length="0.002cm" draw:dots2="2" draw:distance="0.013cm"/>
    <draw:stroke-dash draw:name="Dashed_20__28_var_29__20_6409" draw:display-name="Dashed (var) 6409" draw:style="round" draw:dots1="1" draw:dots1-length="0.002cm" draw:dots2="2" draw:distance="0.013cm"/>
    <draw:stroke-dash draw:name="Dashed_20__28_var_29__20_6410" draw:display-name="Dashed (var) 6410" draw:style="round" draw:dots1="1" draw:dots1-length="0.002cm" draw:dots2="2" draw:distance="0.013cm"/>
    <draw:stroke-dash draw:name="Dashed_20__28_var_29__20_6411" draw:display-name="Dashed (var) 6411" draw:style="round" draw:dots1="1" draw:dots1-length="0.002cm" draw:dots2="2" draw:distance="0.013cm"/>
    <draw:stroke-dash draw:name="Dashed_20__28_var_29__20_6412" draw:display-name="Dashed (var) 6412" draw:style="round" draw:dots1="1" draw:dots1-length="0.002cm" draw:dots2="2" draw:distance="0.013cm"/>
    <draw:stroke-dash draw:name="Dashed_20__28_var_29__20_6413" draw:display-name="Dashed (var) 6413" draw:style="round" draw:dots1="1" draw:dots1-length="0.002cm" draw:dots2="2" draw:distance="0.013cm"/>
    <draw:stroke-dash draw:name="Dashed_20__28_var_29__20_6414" draw:display-name="Dashed (var) 6414" draw:style="round" draw:dots1="1" draw:dots1-length="0.002cm" draw:dots2="2" draw:distance="0.013cm"/>
    <draw:stroke-dash draw:name="Dashed_20__28_var_29__20_6415" draw:display-name="Dashed (var) 6415" draw:style="round" draw:dots1="1" draw:dots1-length="0.002cm" draw:dots2="2" draw:distance="0.013cm"/>
    <draw:stroke-dash draw:name="Dashed_20__28_var_29__20_6416" draw:display-name="Dashed (var) 6416" draw:style="round" draw:dots1="1" draw:dots1-length="0.002cm" draw:dots2="2" draw:distance="0.013cm"/>
    <draw:stroke-dash draw:name="Dashed_20__28_var_29__20_6417" draw:display-name="Dashed (var) 6417" draw:style="round" draw:dots1="1" draw:dots1-length="0.002cm" draw:dots2="2" draw:distance="0.013cm"/>
    <draw:stroke-dash draw:name="Dashed_20__28_var_29__20_6418" draw:display-name="Dashed (var) 6418" draw:style="round" draw:dots1="1" draw:dots1-length="0.002cm" draw:dots2="2" draw:distance="0.0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0:39.409948917</meta:creation-date>
    <dc:date>2018-04-17T15:51:00.433840981</dc:date>
    <meta:editing-duration>PT21S</meta:editing-duration>
    <meta:editing-cycles>1</meta:editing-cycles>
    <meta:document-statistic meta:object-count="34"/>
    <meta:generator>LibreOffice/6.0.0.3$MacOSX_X86_64 LibreOffice_project/64a0f66915f38c6217de274f0aa8e15618924765</meta:generator>
  </office:meta>
</office:document-meta>
</file>